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cm"/>
    </style:style>
    <style:style style:name="co2" style:family="table-column">
      <style:table-column-properties fo:break-before="auto" style:column-width="2.383cm"/>
    </style:style>
    <style:style style:name="co3" style:family="table-column">
      <style:table-column-properties fo:break-before="auto" style:column-width="1.5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5.999cm" svg:height="8.999cm" svg:x="3.746cm" svg:y="4.761cm">
            <draw:object draw:notify-on-update-of-ranges="Feuille1.B1:Feuille1.B1 Feuille1.B2:Feuille1.B10 Feuille1.C1:Feuille1.C1 Feuille1.C2:Feuille1.C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entropy_total</text:p>
          </table:table-cell>
          <table:table-cell office:value-type="string" calcext:value-type="string">
            <text:p>PSNRdB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183551" calcext:value-type="float">
            <text:p>0,183551</text:p>
          </table:table-cell>
          <table:table-cell office:value-type="float" office:value="26.7589" calcext:value-type="float">
            <text:p>26,758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434909" calcext:value-type="float">
            <text:p>0,434909</text:p>
          </table:table-cell>
          <table:table-cell office:value-type="float" office:value="29.4024" calcext:value-type="float">
            <text:p>29,402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.06474" calcext:value-type="float">
            <text:p>1,06474</text:p>
          </table:table-cell>
          <table:table-cell office:value-type="float" office:value="33.0858" calcext:value-type="float">
            <text:p>33,0858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.02243" calcext:value-type="float">
            <text:p>2,02243</text:p>
          </table:table-cell>
          <table:table-cell office:value-type="float" office:value="36.8906" calcext:value-type="float">
            <text:p>36,8906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3.08339" calcext:value-type="float">
            <text:p>3,08339</text:p>
          </table:table-cell>
          <table:table-cell office:value-type="float" office:value="41.1937" calcext:value-type="float">
            <text:p>41,1937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4.21154" calcext:value-type="float">
            <text:p>4,21154</text:p>
          </table:table-cell>
          <table:table-cell office:value-type="float" office:value="46.0054" calcext:value-type="float">
            <text:p>46,0054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5.32482" calcext:value-type="float">
            <text:p>5,32482</text:p>
          </table:table-cell>
          <table:table-cell office:value-type="float" office:value="49.9202" calcext:value-type="float">
            <text:p>49,9202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6.42685" calcext:value-type="float">
            <text:p>6,42685</text:p>
          </table:table-cell>
          <table:table-cell office:value-type="float" office:value="51.4943" calcext:value-type="float">
            <text:p>51,4943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7.38068" calcext:value-type="float">
            <text:p>7,38068</text:p>
          </table:table-cell>
          <table:table-cell office:value-type="float" office:value="52.0136" calcext:value-type="float">
            <text:p>52,0136</text:p>
          </table:table-cell>
        </table:table-row>
        <table:table-row table:style-name="ro2">
          <table:table-cell table:number-columns-repeated="3"/>
        </table:table-row>
        <table:table-row table:style-name="ro3" table:number-rows-repeated="12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11T15:48:12.157125404</dc:date>
    <meta:document-statistic meta:table-count="1" meta:cell-count="30" meta:object-count="1"/>
    <meta:generator>LibreOffice/4.1.3.2$Linux_X86_64 LibreOffice_project/4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8cm" svg:y="4.201cm" style:legend-expansion="high" chart:style-name="ch2"/>
        <chart:plot-area chart:style-name="ch3" table:cell-range-address="Feuille1.B1:Feuille1.C10" chart:data-source-has-labels="row" svg:x="0.77cm" svg:y="0.855cm" svg:width="11.87cm" svg:height="7.545cm">
          <chartooo:coordinate-region svg:x="1.391cm" svg:y="1.054cm" svg:width="11.155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C2:Feuille1.C10" chart:label-cell-address="Feuille1.C1:Feuille1.C1" chart:class="chart:scatter">
            <chart:domain table:cell-range-address="Feuille1.B2:Feuille1.B10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PSNRdB</text:p>
                <draw:g>
                  <svg:desc>Feuille1.C1:Feuille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83551">
                <text:p>0.183551</text:p>
                <draw:g>
                  <svg:desc>Feuille1.B2:Feuille1.B10</svg:desc>
                </draw:g>
              </table:table-cell>
              <table:table-cell office:value-type="float" office:value="26.7589">
                <text:p>26.7589</text:p>
                <draw:g>
                  <svg:desc>Feuille1.C2:Feuille1.C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34909">
                <text:p>0.434909</text:p>
              </table:table-cell>
              <table:table-cell office:value-type="float" office:value="29.4024">
                <text:p>29.40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6474">
                <text:p>1.06474</text:p>
              </table:table-cell>
              <table:table-cell office:value-type="float" office:value="33.0858">
                <text:p>33.08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2243">
                <text:p>2.02243</text:p>
              </table:table-cell>
              <table:table-cell office:value-type="float" office:value="36.8906">
                <text:p>36.89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08339">
                <text:p>3.08339</text:p>
              </table:table-cell>
              <table:table-cell office:value-type="float" office:value="41.1937">
                <text:p>41.19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21154">
                <text:p>4.21154</text:p>
              </table:table-cell>
              <table:table-cell office:value-type="float" office:value="46.0054">
                <text:p>46.00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32482">
                <text:p>5.32482</text:p>
              </table:table-cell>
              <table:table-cell office:value-type="float" office:value="49.9202">
                <text:p>49.92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42685">
                <text:p>6.42685</text:p>
              </table:table-cell>
              <table:table-cell office:value-type="float" office:value="51.4943">
                <text:p>51.49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38068">
                <text:p>7.38068</text:p>
              </table:table-cell>
              <table:table-cell office:value-type="float" office:value="52.0136">
                <text:p>52.01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